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32.63mm"/>
    </style:style>
    <style:style style:name="Table1.B" style:family="table-column">
      <style:table-column-properties style:column-width="32.86mm"/>
    </style:style>
    <style:style style:name="Table1.C" style:family="table-column">
      <style:table-column-properties style:column-width="31.75mm"/>
    </style:style>
    <style:style style:name="Table1.D" style:family="table-column">
      <style:table-column-properties style:column-width="34.84mm"/>
    </style:style>
    <style:style style:name="Table1.E" style:family="table-column">
      <style:table-column-properties style:column-width="28.87mm"/>
    </style:style>
    <style:style style:name="Table1.F" style:family="table-column">
      <style:table-column-properties style:column-width="23.57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4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18.41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0.07mm" style:type="center"/>
          <style:tab-stop style:position="68.58mm" style:type="center"/>
          <style:tab-stop style:position="119.73mm" style:type="center"/>
          <style:tab-stop style:position="156.3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name-complex="Times New Roman" style:font-weight-complex="normal"/>
    </style:style>
    <style:style style:name="T6" style:family="text">
      <style:text-properties fo:font-weight="normal" style:font-size-asian="12pt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Công ty CP CS Việt Phú Thịnh</text:span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6"><text:placeholder text:placeholder-type="text">&lt;o.name or ''&gt;</text:placeholder></text:span></text:p>
      <text:p text:style-name="P8">PHIẾU ĐỀ NGHỊ XUẤT HÀNG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ề nghị : <text:s text:c="2"/><text:span text:style-name="T4"><text:placeholder text:placeholder-type="text">&lt;o.nguoi_denghi_id and o.nguoi_denghi_id.name or ''&gt;</text:placeholder></text:span></text:p>
      <text:p text:style-name="P10">Cảng đóng hàng: <text:span text:style-name="T4"><text:placeholder text:placeholder-type="text">&lt;o.cang_donghang_id and o.cang_donghang_id.name or ''&gt;</text:placeholder>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BAO BÌ</text:p>
          </table:table-cell>
          <table:table-cell table:style-name="Table1.A1" office:value-type="string">
            <text:p text:style-name="P6">HỢP ĐỒNG MUA VÀO</text:p>
          </table:table-cell>
          <table:table-cell table:style-name="Table1.A1" office:value-type="string">
            <text:p text:style-name="P6">HỢP ĐỒNG BÁN</text:p>
          </table:table-cell>
          <table:table-cell table:style-name="Table1.F1" office:value-type="string">
            <text:p text:style-name="P6">GHI CHÚ</text:p>
          </table:table-cell>
        </table:table-row>
        <table:table-row table:style-name="Table1.1">
          <table:table-cell table:style-name="Table1.A2" table:number-columns-spanned="5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<text:span text:style-name="T5"><text:placeholder text:placeholder-type="text">&lt;line.product_id.default_code or ''&gt;</text:placeholder></text:span></text:p>
          </table:table-cell>
          <table:table-cell table:style-name="Table1.A1" office:value-type="string">
            <text:p text:style-name="P18"/>
            <text:p text:style-name="P18"><text:placeholder text:placeholder-type="text">&lt;convert_amount(line.product_qty)&gt;</text:placeholder> <text:placeholder text:placeholder-type="text">&lt;line.product_uom.name or ''&gt;</text:placeholder></text:p>
          </table:table-cell>
          <table:table-cell table:style-name="Table1.A1" office:value-type="string">
            <text:p text:style-name="P18"><text:placeholder text:placeholder-type="text">&lt;line.quycach_baobi_id and line.quycach_baobi_id.name or ''&gt;</text:placeholder></text:p>
          </table:table-cell>
          <table:table-cell table:style-name="Table1.A1" office:value-type="string">
            <text:p text:style-name="P18"><text:placeholder text:placeholder-type="text">&lt;line.hop_dong_mua_id and line.hop_dong_mua_id.name or ''&gt;</text:placeholder></text:p>
          </table:table-cell>
          <table:table-cell table:style-name="Table1.A1" office:value-type="string">
            <text:p text:style-name="P18"><text:placeholder text:placeholder-type="text">&lt;line.hop_dong_ban_id and line.hop_dong_ban_id.name or ''&gt;</text:placeholder></text:p>
          </table:table-cell>
          <table:table-cell table:style-name="Table1.F1" office:value-type="string">
            <text:p text:style-name="P18"><text:placeholder text:placeholder-type="text">&lt;line.ghichu or ''&gt;</text:placeholder></text:p>
          </table:table-cell>
        </table:table-row>
        <table:table-row table:style-name="Table1.1">
          <table:table-cell table:style-name="Table1.A4" table:number-columns-spanned="6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8"><text:span text:style-name="T7"><text:placeholder text:placeholder-type="text">&lt;convert_amount(get_total(o.move_lines))&gt;</text:placeholder></text:span> <text:span text:style-name="T7">Tấn</text:span></text:p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8"/>
          </table:table-cell>
          <table:table-cell table:style-name="Table1.A4" office:value-type="string">
            <text:p text:style-name="P18"/>
          </table:table-cell>
        </table:table-row>
      </table:table>
      <text:p text:style-name="P2"><text:s text:c="19"/></text:p>
      <text:p text:style-name="P16"><text:tab/>GĐ duyệt <text:tab/>Kinh doanh<text:tab/>Kế toán<text:tab/>Người đề nghị</text:p>
      <text:p text:style-name="P15"/>
      <text:p text:style-name="P15"/>
      <text:p text:style-name="P15"/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4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2-14T13:50:01</dc:date>
    <dc:creator>TrongNguyen </dc:creator>
    <meta:editing-duration>PT2H33M40S</meta:editing-duration>
    <meta:editing-cycles>96</meta:editing-cycles>
    <meta:generator>LibreOffice/3.5$Linux_x86 LibreOffice_project/350m1$Build-2</meta:generator>
    <meta:document-statistic meta:table-count="1" meta:image-count="0" meta:object-count="0" meta:page-count="1" meta:paragraph-count="28" meta:word-count="128" meta:character-count="1000" meta:non-whitespace-character-count="848"/>
  </office:meta>
</office:document-meta>
</file>